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0T15:16:23.452000000</meta:creation-date>
    <dc:date>2020-02-20T15:18:53.999000000</dc:date>
    <meta:editing-duration>PT2M3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0.0.0.alpha0$Windows_X86_64 LibreOffice_project/20fe09f21c0dec3c705eb1663372447b119c3a7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.319cm" svg:y="0.179cm" svg:width="15.15cm" svg:height="8.641cm">
          <chartooo:coordinate-region svg:x="0.94cm" svg:y="0.378cm" svg:width="14.529cm" svg:height="7.79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loext:hide-legend="true" chart:label-cell-address="local-table.$B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7.0.0.0.alpha0$Windows_X86_64 LibreOffice_project/20fe09f21c0dec3c705eb1663372447b119c3a71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